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3021955929269427221"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801974452702802377"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2377711336268078479"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3796324067994796081"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2697330471510241134" text:style-name="L5">
        <text:list-item>
          <text:list>
            <text:list-header>
              <text:p text:style-name="P72">0.75 mile splits: 9:06, 9:24, 8:13</text:p>
              <text:p text:style-name="P72">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4163560012629219164"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3.5 miles</text:p>
      <text:p text:style-name="P55">Run:<text:span text:style-name="T2"> <text:s text:c="2"/>3.5 miles at various paces, the last mile in about 10:10</text:span></text:p>
      <text:p text:style-name="P54"/>
      <text:p text:style-name="P18">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5T21:03:50.63</dc:date>
    <dc:creator>James Lombardi</dc:creator>
    <meta:editing-duration>P5DT15H1M59S</meta:editing-duration>
    <meta:editing-cycles>496</meta:editing-cycles>
    <meta:generator>OpenOffice/4.1.2$Win32 OpenOffice.org_project/412m3$Build-9782</meta:generator>
    <meta:document-statistic meta:table-count="0" meta:image-count="0" meta:object-count="0" meta:page-count="62" meta:paragraph-count="1707" meta:word-count="18853" meta:character-count="94380"/>
  </office:meta>
</office:document-meta>
</file>